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181914" fo:padding="0.0694in" fo:border="none">
        <style:background-image/>
      </style:table-cell-properties>
    </style:style>
    <style:style style:name="Table2" style:family="table">
      <style:table-properties style:width="6.268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82828" fo:padding="0.0694in" fo:border="none">
        <style:background-image/>
      </style:table-cell-properties>
    </style:style>
    <style:style style:name="Table3" style:family="table">
      <style:table-properties style:width="6.268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4" style:family="table">
      <style:table-properties style:width="6.268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5" style:family="table">
      <style:table-properties style:width="6.268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6" style:family="table">
      <style:table-properties style:width="6.268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268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6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82a36" fo:padding="0.0694in" fo:border="none">
        <style:background-image/>
      </style:table-cell-properties>
    </style:style>
    <style:style style:name="Table8" style:family="table">
      <style:table-properties style:width="6.2681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268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f" fo:padding="0.0694in" fo:border="none">
        <style:background-image/>
      </style:table-cell-properties>
    </style:style>
    <style:style style:name="Table9" style:family="table">
      <style:table-properties style:width="6.2681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268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b2b2b" fo:padding="0.0694in" fo:border="none">
        <style:background-image/>
      </style:table-cell-properties>
    </style:style>
    <style:style style:name="Table10" style:family="table">
      <style:table-properties style:width="6.268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26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1" style:family="table">
      <style:table-properties style:width="6.2681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268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b7a68e" fo:padding="0.0694in" fo:border="none">
        <style:background-image/>
      </style:table-cell-properties>
    </style:style>
    <style:style style:name="Table12" style:family="table">
      <style:table-properties style:width="6.2681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268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82c34" fo:padding="0.0694in" fo:border="none">
        <style:background-image/>
      </style:table-cell-properties>
    </style:style>
    <style:style style:name="Table13" style:family="table">
      <style:table-properties style:width="6.2681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268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1b1918" fo:padding="0.0694in" fo:border="none">
        <style:background-image/>
      </style:table-cell-properties>
    </style:style>
    <style:style style:name="Table14" style:family="table">
      <style:table-properties style:width="6.2681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268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82b2e" fo:padding="0.0694in" fo:border="none">
        <style:background-image/>
      </style:table-cell-properties>
    </style:style>
    <style:style style:name="Table15" style:family="table">
      <style:table-properties style:width="6.2681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268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16" style:family="table">
      <style:table-properties style:width="6.2681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268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17" style:family="table">
      <style:table-properties style:width="2.941in" fo:margin-top="0in" fo:margin-bottom="0in" fo:break-before="auto" fo:break-after="auto" table:align="left"/>
    </style:style>
    <style:style style:name="Table17.A" style:family="table-column">
      <style:table-column-properties style:column-width="2.94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8" style:family="table">
      <style:table-properties style:width="3.566in" fo:margin-top="0in" fo:margin-bottom="0in" fo:break-before="auto" fo:break-after="auto" table:align="left"/>
    </style:style>
    <style:style style:name="Table18.A" style:family="table-column">
      <style:table-column-properties style:column-width="3.566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3241f" fo:padding="0.0694in" fo:border="none">
        <style:background-image/>
      </style:table-cell-properties>
    </style:style>
    <style:style style:name="Table19" style:family="table">
      <style:table-properties style:width="6.2681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268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282b2e" fo:padding="0.0694in" fo:border="none">
        <style:background-image/>
      </style:table-cell-properties>
    </style:style>
    <style:style style:name="Table20" style:family="table">
      <style:table-properties style:width="6.2681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268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2b303b" fo:padding="0.0694in" fo:border="none">
        <style:background-image/>
      </style:table-cell-properties>
    </style:style>
    <style:style style:name="Table21" style:family="table">
      <style:table-properties style:width="6.2681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268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7e9db" fo:padding="0.0694in" fo:border="none">
        <style:background-image/>
      </style:table-cell-properties>
    </style:style>
    <style:style style:name="Table22" style:family="table">
      <style:table-properties style:width="6.2681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268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fffdf" fo:padding="0.0694in" fo:border="none">
        <style:background-image/>
      </style:table-cell-properties>
    </style:style>
    <style:style style:name="Table23" style:family="table">
      <style:table-properties style:width="6.2681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268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000000" fo:padding="0.0694in" fo:border="none">
        <style:background-image/>
      </style:table-cell-properties>
    </style:style>
    <style:style style:name="Table24" style:family="table">
      <style:table-properties style:width="6.2681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268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25" style:family="table">
      <style:table-properties style:width="6.2681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268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232323" fo:padding="0.0694in" fo:border="none">
        <style:background-image/>
      </style:table-cell-properties>
    </style:style>
    <style:style style:name="Table26" style:family="table">
      <style:table-properties style:width="6.2681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268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474949" fo:padding="0.0694in" fo:border="none">
        <style:background-image/>
      </style:table-cell-properties>
    </style:style>
    <style:style style:name="Table27" style:family="table">
      <style:table-properties style:width="6.2681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268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Table28" style:family="table">
      <style:table-properties style:width="6.2681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268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6f6ae" fo:padding="0.0694in" fo:border="none">
        <style:background-image/>
      </style:table-cell-properties>
    </style:style>
    <style:style style:name="Table29" style:family="table">
      <style:table-properties style:width="6.2681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268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002b36" fo:padding="0.0694in" fo:border="none">
        <style:background-image/>
      </style:table-cell-properties>
    </style:style>
    <style:style style:name="Table30" style:family="table">
      <style:table-properties style:width="6.2681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268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000000" fo:padding="0.0694in" fo:border="none">
        <style:background-image/>
      </style:table-cell-properties>
    </style:style>
    <style:style style:name="Table31" style:family="table">
      <style:table-properties style:width="6.2681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268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3f3f3f" fo:padding="0.0694in" fo:border="none">
        <style:background-image/>
      </style:table-cell-properties>
    </style:style>
    <style:style style:name="Table32" style:family="table">
      <style:table-properties style:width="6.2681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268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2d2d2d" fo:padding="0.0694in" fo:border="none">
        <style:background-image/>
      </style:table-cell-properties>
    </style:style>
    <style:style style:name="Table33" style:family="table">
      <style:table-properties style:width="6.2681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268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1d1f21" fo:padding="0.0694in" fo:border="none">
        <style:background-image/>
      </style:table-cell-properties>
    </style:style>
    <style:style style:name="Table34" style:family="table">
      <style:table-properties style:width="6.2681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268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35" style:family="table">
      <style:table-properties style:width="6.2681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268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36" style:family="table">
      <style:table-properties style:width="6.2681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268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1e1e1e" fo:padding="0.0694in" fo:border="none">
        <style:background-image/>
      </style:table-cell-properties>
    </style:style>
    <style:style style:name="Table37" style:family="table">
      <style:table-properties style:width="6.2681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268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38" style:family="table">
      <style:table-properties style:width="6.2681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2681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000000" fo:padding="0.0694in" fo:border="none">
        <style:background-image/>
      </style:table-cell-properties>
    </style:style>
    <style:style style:name="Table39" style:family="table">
      <style:table-properties style:width="6.2681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268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3f3f3f" fo:padding="0.0694in" fo:border="none">
        <style:background-image/>
      </style:table-cell-properties>
    </style:style>
    <style:style style:name="Table40" style:family="table">
      <style:table-properties style:width="6.2681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268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3f3f3f" fo:padding="0.0694in" fo:border="none">
        <style:background-image/>
      </style:table-cell-properties>
    </style:style>
    <style:style style:name="Table41" style:family="table">
      <style:table-properties style:width="6.2681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268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3f3f3f" fo:padding="0.0694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b89859" loext:opacity="100%" style:font-name="Consolas" fo:background-color="#181914" style:font-name-asian="Consolas1" style:font-name-complex="Consolas1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8ec07c" loext:opacity="100%" style:font-name="Consolas" fo:background-color="#282828" style:font-name-asian="Consolas1" style:font-name-complex="Consolas1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333333" loext:opacity="100%" style:font-name="Consolas" fo:background-color="#ffffff" style:font-name-asian="Consolas1" style:font-name-complex="Consolas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Consolas" fo:background-color="#ffffff" style:font-name-asian="Consolas1" style:font-name-complex="Consolas1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86b3" loext:opacity="100%" style:font-name="Consolas" fo:background-color="#ffffff" style:font-name-asian="Consolas1" style:font-name-complex="Consolas1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80" loext:opacity="100%" style:font-name="Consolas" fo:background-color="#f8f8f8" style:font-name-asian="Consolas1" style:font-name-complex="Consolas1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0080" loext:opacity="100%" style:font-name="Consolas" fo:background-color="#f8f8ff" style:font-name-asian="Consolas1" style:font-name-complex="Consolas1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1fa8c" loext:opacity="100%" style:font-name="Consolas" fo:background-color="#282a36" style:font-name-asian="Consolas1" style:font-name-complex="Consolas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cb7832" loext:opacity="100%" style:font-name="Consolas" fo:background-color="#2b2b2b" style:font-name-asian="Consolas1" style:font-name-complex="Consolas1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b869b" loext:opacity="100%" style:font-name="Consolas" fo:background-color="#222222" style:font-name-asian="Consolas1" style:font-name-complex="Consolas1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2c009f" loext:opacity="100%" style:font-name="Consolas" fo:background-color="#b7a68e" style:font-name-asian="Consolas1" style:font-name-complex="Consolas1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2c009f" loext:opacity="100%" style:font-name="Consolas" fo:background-color="#f6f6ae" style:font-name-asian="Consolas1" style:font-name-complex="Consolas1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8c379" loext:opacity="100%" style:font-name="Consolas" fo:background-color="#282c34" style:font-name-asian="Consolas1" style:font-name-complex="Consolas1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22c40" loext:opacity="100%" style:font-name="Consolas" fo:background-color="#1b1918" style:font-name-asian="Consolas1" style:font-name-complex="Consolas1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6a8759" loext:opacity="100%" style:font-name="Consolas" fo:background-color="#282b2e" style:font-name-asian="Consolas1" style:font-name-complex="Consolas1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0979d" loext:opacity="100%" style:font-name="Consolas" fo:background-color="#ffffff" style:font-name-asian="Consolas1" style:font-name-complex="Consolas1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888888" loext:opacity="100%" style:font-name="Consolas" fo:background-color="#ffffff" style:font-name-asian="Consolas1" style:font-name-complex="Consolas1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32aaee" loext:opacity="100%" style:font-name="Consolas" fo:background-color="#222222" style:font-name-asian="Consolas1" style:font-name-complex="Consolas1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66d9ef" loext:opacity="100%" style:font-name="Consolas" fo:background-color="#23241f" style:font-name-asian="Consolas1" style:font-name-complex="Consolas1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668bb0" loext:opacity="100%" style:font-name="Consolas" fo:background-color="#282b2e" style:font-name-asian="Consolas1" style:font-name-complex="Consolas1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ebcb8b" loext:opacity="100%" style:font-name="Consolas" fo:background-color="#2b303b" style:font-name-asian="Consolas1" style:font-name-complex="Consolas1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ec418" loext:opacity="100%" style:font-name="Consolas" fo:background-color="#e7e9db" style:font-name-asian="Consolas1" style:font-name-complex="Consolas1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24b72" loext:opacity="100%" style:font-name="Consolas" fo:background-color="#ffffdf" style:font-name-asian="Consolas1" style:font-name-complex="Consolas1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5555" loext:opacity="100%" style:font-name="Consolas" fo:background-color="#000000" style:font-name-asian="Consolas1" style:font-name-complex="Consolas1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800000" loext:opacity="100%" style:font-name="Consolas" fo:background-color="#ffffff" style:font-name-asian="Consolas1" style:font-name-complex="Consolas1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cda869" loext:opacity="100%" style:font-name="Consolas" fo:background-color="#232323" style:font-name-asian="Consolas1" style:font-name-complex="Consolas1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cda869" loext:opacity="100%" style:font-name="Consolas" fo:background-color="#000000" style:font-name-asian="Consolas1" style:font-name-complex="Consolas1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81a2be" loext:opacity="100%" style:font-name="Consolas" fo:background-color="#474949" style:font-name-asian="Consolas1" style:font-name-complex="Consolas1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0e9a00" loext:opacity="100%" style:font-name="Consolas" fo:background-color="#f0f0f0" style:font-name-asian="Consolas1" style:font-name-complex="Consolas1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b58900" loext:opacity="100%" style:font-name="Consolas" fo:background-color="#002b36" style:font-name-asian="Consolas1" style:font-name-complex="Consolas1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efdcbc" loext:opacity="100%" style:font-name="Consolas" fo:background-color="#3f3f3f" style:font-name-asian="Consolas1" style:font-name-complex="Consolas1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efdcbc" loext:opacity="100%" style:font-name="Consolas" officeooo:paragraph-rsid="001a7fcd" fo:background-color="#3f3f3f" style:font-name-asian="Consolas1" style:font-name-complex="Consolas1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fo:padding="0in" fo:border="none"/>
      <style:text-properties fo:color="#efdcbc" loext:opacity="100%" style:font-name="Consolas" fo:background-color="#3f3f3f" style:font-name-asian="Consolas1" style:font-name-complex="Consolas1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fo:padding="0in" fo:border="none"/>
      <style:text-properties fo:color="#efdcbc" loext:opacity="100%" style:font-name="Consolas" officeooo:paragraph-rsid="001a7fcd" fo:background-color="#3f3f3f" style:font-name-asian="Consolas1" style:font-name-complex="Consolas1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cc66" loext:opacity="100%" style:font-name="Consolas" fo:background-color="#2d2d2d" style:font-name-asian="Consolas1" style:font-name-complex="Consolas1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0c674" loext:opacity="100%" style:font-name="Consolas" fo:background-color="#1d1f21" style:font-name-asian="Consolas1" style:font-name-complex="Consolas1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eab700" loext:opacity="100%" style:font-name="Consolas" fo:background-color="#ffffff" style:font-name-asian="Consolas1" style:font-name-complex="Consolas1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a31515" loext:opacity="100%" style:font-name="Consolas" fo:background-color="#ffffff" style:font-name-asian="Consolas1" style:font-name-complex="Consolas1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9cdcfe" loext:opacity="100%" style:font-name="Consolas" fo:background-color="#1e1e1e" style:font-name-asian="Consolas1" style:font-name-complex="Consolas1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00ff" loext:opacity="100%" style:font-name="Consolas" fo:background-color="#000000" style:font-name-asian="Consolas1" style:font-name-complex="Consolas1"/>
    </style:style>
    <style:style style:name="P43" style:family="paragraph" style:parent-style-name="Standard">
      <style:text-properties officeooo:paragraph-rsid="001a7fcd"/>
    </style:style>
    <style:style style:name="P44" style:family="paragraph" style:parent-style-name="Standard" style:master-pag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efdcbc" loext:opacity="100%" style:font-name="Consolas" fo:background-color="#3f3f3f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l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ls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ls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ls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ls</text:p>
          </table:table-cell>
        </table:table-row>
      </table:table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ls</text:p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ls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ls</text:p>
          </table:table-cell>
        </table:table-row>
      </table:table>
      <text:p text:style-name="P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ls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ls</text:p>
          </table:table-cell>
        </table:table-row>
      </table:table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ls</text:p>
          </table:table-cell>
        </table:table-row>
      </table:table>
      <text:p text:style-name="P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3">ls</text:p>
          </table:table-cell>
        </table:table-row>
      </table:table>
      <text:p text:style-name="P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ls</text:p>
          </table:table-cell>
        </table:table-row>
      </table:table>
      <text:p text:style-name="P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6">ls</text:p>
          </table:table-cell>
        </table:table-row>
      </table:table>
      <text:p text:style-name="P1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">ls</text:p>
          </table:table-cell>
        </table:table-row>
      </table:table>
      <text:p text:style-name="P1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8">ls</text:p>
          </table:table-cell>
        </table:table-row>
      </table:table>
      <text:p text:style-name="P1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ls</text:p>
          </table:table-cell>
        </table:table-row>
      </table:table>
      <text:p text:style-name="P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0">ls</text:p>
          </table:table-cell>
        </table:table-row>
      </table:table>
      <text:p text:style-name="P1"/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21">ls</text:p>
          </table:table-cell>
        </table:table-row>
      </table:table>
      <text:p text:style-name="P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">ls</text:p>
          </table:table-cell>
        </table:table-row>
      </table:table>
      <text:p text:style-name="P1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ls</text:p>
          </table:table-cell>
        </table:table-row>
      </table:table>
      <text:p text:style-name="P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4">ls</text:p>
          </table:table-cell>
        </table:table-row>
      </table:table>
      <text:p text:style-name="P1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5">ls</text:p>
          </table:table-cell>
        </table:table-row>
      </table:table>
      <text:p text:style-name="P1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6">ls</text:p>
          </table:table-cell>
        </table:table-row>
      </table:table>
      <text:p text:style-name="P1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7">ls</text:p>
          </table:table-cell>
        </table:table-row>
      </table:table>
      <text:p text:style-name="P1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8">ls</text:p>
          </table:table-cell>
        </table:table-row>
      </table:table>
      <text:p text:style-name="P1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30">ls</text:p>
          </table:table-cell>
        </table:table-row>
      </table:table>
      <text:p text:style-name="P1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31">ls</text:p>
          </table:table-cell>
        </table:table-row>
      </table:table>
      <text:p text:style-name="P1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4">ls</text:p>
          </table:table-cell>
        </table:table-row>
      </table:table>
      <text:p text:style-name="P1"/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32">ls</text:p>
          </table:table-cell>
        </table:table-row>
      </table:table>
      <text:p text:style-name="P1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9">ls</text:p>
          </table:table-cell>
        </table:table-row>
      </table:table>
      <text:p text:style-name="P1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33">ls</text:p>
          </table:table-cell>
        </table:table-row>
      </table:table>
      <text:p text:style-name="P1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37">ls</text:p>
          </table:table-cell>
        </table:table-row>
      </table:table>
      <text:p text:style-name="P1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38">ls</text:p>
          </table:table-cell>
        </table:table-row>
      </table:table>
      <text:p text:style-name="P1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39">ls</text:p>
          </table:table-cell>
        </table:table-row>
      </table:table>
      <text:p text:style-name="P1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40">ls</text:p>
          </table:table-cell>
        </table:table-row>
      </table:table>
      <text:p text:style-name="P1"><text:soft-page-break/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41">ls</text:p>
          </table:table-cell>
        </table:table-row>
      </table:table>
      <text:p text:style-name="P1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6">ls</text:p>
          </table:table-cell>
        </table:table-row>
      </table:table>
      <text:p text:style-name="P1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2">ls</text:p>
          </table:table-cell>
        </table:table-row>
      </table:table>
      <text:p text:style-name="P1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3">ls</text:p>
          </table:table-cell>
        </table:table-row>
      </table:table>
      <text:p text:style-name="P45"/>
      <text:p text:style-name="P35"/>
      <text:p text:style-name="P34">ls</text:p>
      <text:p text:style-name="P36"/>
      <text:p text:style-name="P36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4">ls</text:p>
          </table:table-cell>
        </table:table-row>
      </table:table>
      <text:p text:style-name="P43"/>
      <text:p text:style-name="P43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4">l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04T12:10:21.627357760</dc:date>
    <meta:editing-duration>PT12M23S</meta:editing-duration>
    <meta:editing-cycles>5</meta:editing-cycles>
    <meta:document-statistic meta:table-count="41" meta:image-count="0" meta:object-count="0" meta:page-count="3" meta:paragraph-count="43" meta:word-count="43" meta:character-count="86" meta:non-whitespace-character-count="86"/>
  </office:meta>
</office:document-meta>
</file>